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60e5"/>
    </style:style>
    <style:style style:name="P2" style:family="paragraph" style:parent-style-name="Standard">
      <style:text-properties officeooo:rsid="001b60e5" officeooo:paragraph-rsid="001b60e5"/>
    </style:style>
    <style:style style:name="P3" style:family="paragraph" style:parent-style-name="Standard">
      <style:text-properties style:text-underline-style="solid" style:text-underline-width="auto" style:text-underline-color="font-color" officeooo:rsid="001b60e5" officeooo:paragraph-rsid="001b60e5"/>
    </style:style>
    <style:style style:name="P4" style:family="paragraph" style:parent-style-name="Standard">
      <style:text-properties officeooo:paragraph-rsid="001c853e"/>
    </style:style>
    <style:style style:name="P5" style:family="paragraph" style:parent-style-name="Standard">
      <style:text-properties officeooo:rsid="001d973a" officeooo:paragraph-rsid="001d973a"/>
    </style:style>
    <style:style style:name="P6" style:family="paragraph" style:parent-style-name="Standard">
      <style:text-properties officeooo:paragraph-rsid="001d973a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e0d32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ee897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216042"/>
    </style:style>
    <style:style style:name="P13" style:family="paragraph" style:parent-style-name="Preformatted_20_Text">
      <style:text-properties officeooo:rsid="001b60e5" officeooo:paragraph-rsid="001b60e5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6" style:family="paragraph" style:parent-style-name="Standard">
      <style:paragraph-properties fo:margin-top="0cm" fo:margin-bottom="0.499cm" loext:contextual-spacing="false"/>
      <style:text-properties fo:color="#000000" style:font-name="Monospace" fo:font-size="10pt" style:font-size-asian="10pt"/>
    </style:style>
    <style:style style:name="P17" style:family="paragraph" style:parent-style-name="Standard">
      <style:paragraph-properties fo:text-align="justify" style:justify-single-word="false"/>
      <style:text-properties officeooo:paragraph-rsid="001b60e5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27872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27e269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283d02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ee897"/>
    </style:style>
    <style:style style:name="P23" style:family="paragraph" style:parent-style-name="Preformatted_20_Text">
      <style:text-properties fo:color="#000000"/>
    </style:style>
    <style:style style:name="P24" style:family="paragraph" style:parent-style-name="Header">
      <style:paragraph-properties fo:text-align="center" style:justify-single-word="false"/>
      <style:text-properties fo:font-size="15pt" fo:font-weight="bold" officeooo:rsid="002a0caa" officeooo:paragraph-rsid="002a0caa" style:font-size-asian="15pt" style:font-weight-asian="bold" style:font-size-complex="15pt" style:font-weight-complex="bold"/>
    </style:style>
    <style:style style:name="T1" style:family="text">
      <style:text-properties officeooo:rsid="001aa3fb"/>
    </style:style>
    <style:style style:name="T2" style:family="text">
      <style:text-properties officeooo:rsid="001aa921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beebc" style:font-weight-asian="bold" style:font-weight-complex="bold"/>
    </style:style>
    <style:style style:name="T6" style:family="text">
      <style:text-properties fo:font-weight="bold" officeooo:rsid="001aa921" style:font-weight-asian="bold" style:font-weight-complex="bold"/>
    </style:style>
    <style:style style:name="T7" style:family="text">
      <style:text-properties officeooo:rsid="001c853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1b60e5" style:font-weight-asian="bold" style:font-weight-complex="bold"/>
    </style:style>
    <style:style style:name="T10" style:family="text">
      <style:text-properties style:text-underline-style="none" fo:font-weight="bold" officeooo:rsid="00283d02" style:font-weight-asian="bold" style:font-weight-complex="bold"/>
    </style:style>
    <style:style style:name="T11" style:family="text">
      <style:text-properties style:text-underline-style="none" officeooo:rsid="001b60e5"/>
    </style:style>
    <style:style style:name="T12" style:family="text">
      <style:text-properties style:text-underline-style="none" officeooo:rsid="001d973a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7e269" style:font-weight-asian="normal" style:font-weight-complex="normal"/>
    </style:style>
    <style:style style:name="T15" style:family="text">
      <style:text-properties style:text-underline-style="none" fo:font-weight="normal" officeooo:rsid="002814fe" style:font-weight-asian="normal" style:font-weight-complex="normal"/>
    </style:style>
    <style:style style:name="T16" style:family="text">
      <style:text-properties style:text-underline-style="none" fo:font-weight="normal" officeooo:rsid="00283d02" style:font-weight-asian="normal" style:font-weight-complex="normal"/>
    </style:style>
    <style:style style:name="T17" style:family="text">
      <style:text-properties officeooo:rsid="001d973a"/>
    </style:style>
    <style:style style:name="T18" style:family="text">
      <style:text-properties officeooo:rsid="001e0d32"/>
    </style:style>
    <style:style style:name="T19" style:family="text">
      <style:text-properties fo:color="#000000"/>
    </style:style>
    <style:style style:name="T20" style:family="text">
      <style:text-properties fo:color="#000000" style:font-name="Monospace1" fo:font-size="10pt" style:font-size-asian="10pt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text-underline-style="none" fo:font-weight="normal" officeooo:rsid="00283d02" style:font-weight-asian="normal" style:font-weight-complex="normal"/>
    </style:style>
    <style:style style:name="T23" style:family="text">
      <style:text-properties fo:color="#000000" style:text-underline-style="none" fo:font-weight="normal" officeooo:rsid="0027e269" style:font-weight-asian="normal" style:font-weight-complex="normal"/>
    </style:style>
    <style:style style:name="T24" style:family="text">
      <style:text-properties fo:color="#3f7f5f" style:font-name="Monospace" fo:font-size="10pt" style:font-size-asian="10pt"/>
    </style:style>
    <style:style style:name="T25" style:family="text">
      <style:text-properties officeooo:rsid="001ee897"/>
    </style:style>
    <style:style style:name="T26" style:family="text">
      <style:text-properties officeooo:rsid="0021604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30aca" style:font-weight-asian="normal" style:font-weight-complex="normal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style:font-name="Monospace" fo:font-size="10pt" fo:font-weight="bold" style:font-size-asian="10pt" style:font-weight-asian="bold"/>
    </style:style>
    <style:style style:name="T31" style:family="text">
      <style:text-properties style:font-name="Monospace" fo:font-size="10pt" fo:background-color="#d4d4d4" loext:char-shading-value="0" style:font-size-asian="10pt"/>
    </style:style>
    <style:style style:name="T32" style:family="text">
      <style:text-properties officeooo:rsid="002a0caa"/>
    </style:style>
    <style:style style:name="T33" style:family="text">
      <style:text-properties officeooo:rsid="002bee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2">Sol – 1) <text:s/></text:span>java.util.logging.Logger#log()</text:p>
      <text:p text:style-name="Standard"/>
      <text:p text:style-name="P17">Th<text:span text:style-name="T33">e </text:span><text:span text:style-name="T5">java.util.logging</text:span> package provides the logging <text:span text:style-name="T1">(process of writing log messages during the execution of a program to a central place)</text:span> capabilities via the <text:span text:style-name="Source_20_Text"><text:span text:style-name="T18">logger</text:span></text:span> class. Logging is used to store exceptions, information, and warnings as messages that occur during the execution of a program. <text:s/><text:span text:style-name="T33">A logger</text:span> class is used to create a logger object which is used to log messages.</text:p>
      <text:p text:style-name="P17"><text:span text:style-name="T2">The </text:span><text:span text:style-name="T6">Logger</text:span><text:span text:style-name="T2"> class </text:span>provides a <text:s/>logging utility <text:span text:style-name="T2">to get </text:span>output messages. <text:span text:style-name="T2">This class is responsible for </text:span>capturing events and passing them to the appropriate Appender.</text:p>
      <text:p text:style-name="P1"/>
      <text:p text:style-name="P2">Example- <text:s/><text:span text:style-name="T7">creating a logger</text:span></text:p>
      <text:p text:style-name="P13"><text:span text:style-name="Source_20_Text"/></text:p>
      <text:p text:style-name="P13"><text:span text:style-name="Source_20_Text"><text:span text:style-name="T8">private final static Logger LOGGER = Logger.getLogger(MyLogger.class.getName());</text:span></text:span></text:p>
      <text:p text:style-name="P3"/>
      <text:p text:style-name="P4"><text:span text:style-name="T9">Logger#log() </text:span><text:span text:style-name="T11">- <text:s/></text:span><text:span text:style-name="T12">T</text:span>his method is used to log a message with a given level, and with an <text:span text:style-name="T17">object </text:span>as a parameter. <text:span text:style-name="T17">We </text:span>can use this method <text:span text:style-name="T17">if we </text:span>want to store an object in the log <text:span text:style-name="T17">also.</text:span></text:p>
      <text:p text:style-name="P4"/>
      <text:p text:style-name="P6"><text:span text:style-name="T17">ex- <text:s text:c="5"/></text:span>Logger logger = Logger.getLogger("myLogger");</text:p>
      <text:p text:style-name="Preformatted_20_Text"/>
      <text:p text:style-name="P9"><text:s text:c="6"/>logger.log(Level.SEVERE, "Hello logging");</text:p>
      <text:p text:style-name="P10"><text:span text:style-name="Source_20_Text"><text:span text:style-name="T18">Here each logging record is passsing to every handler assigned to a given logger &amp; if</text:span></text:span> <text:span text:style-name="Source_20_Text"><text:span text:style-name="T21">useParentHdls</text:span></text:span> is <text:span text:style-name="T18">true</text:span> the<text:span text:style-name="T18">n all </text:span>algorithm is applied to parent all the way up to the top. So <text:s/>this <text:span text:style-name="T18">seems to be a </text:span><text:s/>chain of responsibility pattern where each element in the chain might handle piece of the request.</text:p>
      <text:p text:style-name="P8"><text:span text:style-name="Source_20_Text"><text:span text:style-name="T20"><text:tab/> <text:s text:c="2"/></text:span></text:span><text:span text:style-name="T24">// Post the LogRecord to all our Handlers, and then to</text:span></text:p>
      <text:p text:style-name="P7"><text:span text:style-name="T21"><text:s text:c="8"/></text:span><text:span text:style-name="T24">// our parents' handlers, all the way up the tree.</text:span></text:p>
      <text:p text:style-name="P14"/>
      <text:p text:style-name="P15"><text:span text:style-name="T29"><text:s text:c="8"/>Logger logger = </text:span><text:span text:style-name="T30">this</text:span><text:span text:style-name="T29">;</text:span></text:p>
      <text:p text:style-name="P15"><text:span text:style-name="T29"><text:s text:c="8"/></text:span><text:span text:style-name="T30">while</text:span><text:span text:style-name="T29"> (logger != </text:span><text:span text:style-name="T30">null</text:span><text:span text:style-name="T29">) {</text:span></text:p>
      <text:p text:style-name="P15"><text:span text:style-name="T29"><text:s text:c="12"/></text:span><text:span text:style-name="T30">final</text:span><text:span text:style-name="T29"> Handler[] loggerHandlers = </text:span><text:span text:style-name="T31">isSystemLogger</text:span></text:p>
      <text:p text:style-name="P14"><text:s text:c="16"/>? logger.accessCheckedHandlers()</text:p>
      <text:p text:style-name="P14"><text:s text:c="16"/>: logger.getHandlers();</text:p>
      <text:p text:style-name="P14"/>
      <text:p text:style-name="P15"><text:span text:style-name="T29"><text:s text:c="12"/></text:span><text:span text:style-name="T30">for</text:span><text:span text:style-name="T29"> (Handler handler : loggerHandlers) {</text:span></text:p>
      <text:p text:style-name="P14"><text:s text:c="16"/>handler.publish(record);</text:p>
      <text:p text:style-name="P14"><text:s text:c="12"/>}</text:p>
      <text:p text:style-name="P14"/>
      <text:p text:style-name="P15"><text:span text:style-name="T29"><text:s text:c="12"/></text:span><text:span text:style-name="T30">final</text:span><text:span text:style-name="T29"> </text:span><text:span text:style-name="T30">boolean</text:span><text:span text:style-name="T29"> useParentHdls = </text:span><text:span text:style-name="T31">isSystemLogger</text:span></text:p>
      <text:p text:style-name="P15"><text:span text:style-name="T29"><text:s text:c="16"/>? logger.useParentHandlers</text:span></text:p>
      <text:p text:style-name="P14"><text:s text:c="16"/>: logger.getUseParentHandlers();</text:p>
      <text:p text:style-name="P14"/>
      <text:p text:style-name="P15"><text:span text:style-name="T29"><text:s text:c="12"/></text:span><text:span text:style-name="T30">if</text:span><text:span text:style-name="T29"> (!useParentHdls) {</text:span></text:p>
      <text:p text:style-name="P15"><text:span text:style-name="T29"><text:s text:c="16"/></text:span><text:span text:style-name="T30">break</text:span><text:span text:style-name="T29">;</text:span></text:p>
      <text:p text:style-name="P14"><text:s text:c="12"/>}</text:p>
      <text:p text:style-name="P14"/>
      <text:p text:style-name="P15"><text:span text:style-name="T29"><text:s text:c="12"/>logger = </text:span><text:span text:style-name="T31">isSystemLogger</text:span><text:span text:style-name="T29"> ? logger.parent : logger.getParent();</text:span></text:p>
      <text:p text:style-name="P14"><text:s text:c="8"/>}</text:p>
      <text:p text:style-name="P16"><text:s text:c="4"/>}</text:p>
      <text:p text:style-name="P11"><text:span text:style-name="Source_20_Text"/></text:p>
      <text:p text:style-name="P11"><text:span text:style-name="Source_20_Text"/></text:p>
      <text:p text:style-name="P11"><text:soft-page-break/><text:span text:style-name="Source_20_Text"><text:span text:style-name="T25">sol – 2) </text:span></text:span><text:span text:style-name="Source_20_Text">javax.servlet.Filter#doFilter()</text:span></text:p>
      <text:p text:style-name="P12">The <text:span text:style-name="T3">javax.servlet</text:span> package contains many interfaces and classes that are used by the servlet or web container. <text:span text:style-name="T26">Filter is one of the interface which basically provide lifecycle method for a filter.its</text:span> an object that performs pre-processing of requests and post-processing of responses <text:span text:style-name="T26">in web application.</text:span></text:p>
      <text:p text:style-name="P19"><text:span text:style-name="Source_20_Text"><text:span text:style-name="T4">Filter#doFilter(): </text:span></text:span><text:span text:style-name="Source_20_Text"><text:span text:style-name="T27">The doFilter method of Filter </text:span></text:span><text:span text:style-name="Source_20_Text"><text:span text:style-name="T28">interface</text:span></text:span><text:span text:style-name="Source_20_Text"><text:span text:style-name="T27"> is called by the container each time a request/response pair is passed through the chain due to a client request for a resource at the end of the chain.</text:span></text:span></text:p>
      <text:p text:style-name="P20"><text:span text:style-name="Strong_20_Emphasis"><text:span text:style-name="T13">Servlet filters are implementation of the </text:span></text:span><text:span text:style-name="Strong_20_Emphasis"><text:span text:style-name="T14">chain of responsibility pattern.</text:span></text:span></text:p>
      <text:p text:style-name="P20"><text:span text:style-name="Strong_20_Emphasis"><text:span text:style-name="Source_20_Text"><text:span text:style-name="T23">void doFilter(..) { </text:span></text:span></text:span></text:p>
      <text:p text:style-name="Preformatted_20_Text"><text:span text:style-name="Source_20_Text"><text:span text:style-name="T19"><text:s text:c="4"/>// do stuff before servlet gets called</text:span></text:span></text:p>
      <text:p text:style-name="P23"/>
      <text:p text:style-name="Preformatted_20_Text"><text:span text:style-name="Source_20_Text"><text:span text:style-name="T19"><text:s text:c="4"/>// invoke the servlet, or any other filters mapped to the target servlet</text:span></text:span></text:p>
      <text:p text:style-name="Preformatted_20_Text"><text:span text:style-name="Source_20_Text"><text:span text:style-name="T19"><text:s text:c="4"/>chain.doFilter(..);</text:span></text:span></text:p>
      <text:p text:style-name="P23"/>
      <text:p text:style-name="Preformatted_20_Text"><text:span text:style-name="Source_20_Text"><text:span text:style-name="T19"><text:s text:c="4"/>// do stuff after the servlet finishes</text:span></text:span></text:p>
      <text:p text:style-name="P9"><text:span text:style-name="Source_20_Text"><text:span text:style-name="T19">}</text:span></text:span></text:p>
      <text:p text:style-name="P21"><text:span text:style-name="Strong_20_Emphasis"><text:span text:style-name="T22">In</text:span></text:span><text:span text:style-name="Strong_20_Emphasis"><text:span text:style-name="T16"> </text:span></text:span><text:span text:style-name="Strong_20_Emphasis"><text:span text:style-name="T10">doFilter()</text:span></text:span><text:span text:style-name="Strong_20_Emphasis"><text:span text:style-name="T16"> method, each filter receives the current request and responses along with a </text:span></text:span><text:span text:style-name="Strong_20_Emphasis"><text:span text:style-name="T10">FilterChain</text:span></text:span><text:span text:style-name="Strong_20_Emphasis"><text:span text:style-name="T16">. This filterChain contains the filter which is still to be mapped. If a filtering request is called &amp; the current filter is unable to handle the request then the filter calls to </text:span></text:span><text:span text:style-name="Strong_20_Emphasis"><text:span text:style-name="T10">chain.doFilter()</text:span></text:span><text:span text:style-name="Strong_20_Emphasis"><text:span text:style-name="T16"> method. This method transfer request to the next filter according to FilterChain. </text:span></text:span><text:span text:style-name="Source_20_Text"><text:span text:style-name="T15">So, doFilter() method check that if request is handled by that filter or not, if not then it call to new filter &amp; map it to target servlet. </text:span></text:span><text:span text:style-name="Source_20_Text"><text:span text:style-name="T16">This seems like chain of responsibility pattern</text:span></text:span><text:span text:style-name="Strong_20_Emphasis"><text:span text:style-name="T14">.</text:span></text:span></text:p>
      <text:p text:style-name="Text_20_body"/>
      <text:p text:style-name="Text_20_body"/>
      <text:p text:style-name="Text_20_body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2a0caa" officeooo:paragraph-rsid="002a0caa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esign Patter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5:43:56.039866096</meta:creation-date>
    <dc:date>2017-09-18T16:38:56.646815771</dc:date>
    <meta:editing-duration>PT22H22M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493" meta:character-count="3399" meta:non-whitespace-character-count="2689"/>
  </office:meta>
</office:document-meta>
</file>